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rebuchet MS"/>
    </style:style>
    <style:style style:name="P11" style:family="paragraph" style:parent-style-name="Standard">
      <style:text-properties style:font-name="Trebuchet MS" fo:font-style="normal" style:font-style-asian="normal" style:font-style-complex="normal"/>
    </style:style>
    <style:style style:name="P12" style:family="paragraph" style:parent-style-name="Standard"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Trebuchet M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4" style:family="paragraph" style:parent-style-name="Standard" style:list-style-name="L3">
      <style:paragraph-properties fo:margin-left="-1.251cm" fo:margin-right="0cm" fo:text-indent="0cm" style:auto-text-indent="false"/>
      <style:text-properties style:font-name="Trebuchet MS" fo:font-style="normal" style:font-style-asian="normal" style:font-style-complex="normal"/>
    </style:style>
    <style:style style:name="P15" style:family="paragraph" style:parent-style-name="Standard" style:list-style-name="L4">
      <style:text-properties style:font-name="Trebuchet MS" fo:font-style="normal" style:font-style-asian="normal" style:font-style-complex="normal"/>
    </style:style>
    <style:style style:name="P16" style:family="paragraph" style:parent-style-name="Standard" style:list-style-name="L4">
      <style:text-properties style:font-name="Trebuchet MS" fo:font-style="italic" style:font-style-asian="italic" style:font-style-complex="italic"/>
    </style:style>
    <style:style style:name="P17" style:family="paragraph" style:parent-style-name="Standard">
      <style:text-properties style:font-name="Trebuchet MS" fo:font-size="6pt" fo:font-style="normal" style:font-size-asian="6pt" style:font-style-asian="normal" style:font-size-complex="6pt" style:font-style-complex="normal"/>
    </style:style>
    <style:style style:name="P18" style:family="paragraph" style:parent-style-name="Standard" style:list-style-name="L5">
      <style:text-properties style:font-name="Trebuchet MS" fo:font-style="normal" style:font-style-asian="normal" style:font-style-complex="normal"/>
    </style:style>
    <style:style style:name="P19" style:family="paragraph" style:parent-style-name="Standard" style:list-style-name="L6">
      <style:text-properties style:font-name="Trebuchet MS" fo:font-style="normal" style:font-style-asian="normal" style:font-style-complex="normal"/>
    </style:style>
    <style:style style:name="P20" style:family="paragraph" style:parent-style-name="Standard" style:list-style-name="L6">
      <style:paragraph-properties fo:margin-left="-1.251cm" fo:margin-right="0cm" fo:text-indent="0cm" style:auto-text-indent="false"/>
      <style:text-properties style:font-name="Trebuchet MS" fo:font-style="normal" style:font-style-asian="normal" style:font-style-complex="normal"/>
    </style:style>
    <style:style style:name="P21" style:family="paragraph" style:parent-style-name="Standard">
      <style:text-properties style:font-name="Trebuchet MS"/>
    </style:style>
    <style:style style:name="P22" style:family="paragraph" style:parent-style-name="Standard">
      <style:text-properties style:font-name="Trebuchet MS" fo:font-weight="bold" style:font-weight-asian="bold" style:font-weight-complex="bold"/>
    </style:style>
    <style:style style:name="P23" style:family="paragraph" style:parent-style-name="Standard">
      <style:text-properties style:font-name="Trebuchet MS" fo:font-size="6pt" style:font-size-asian="6pt" style:font-size-complex="6pt"/>
    </style:style>
    <style:style style:name="P24" style:family="paragraph" style:parent-style-name="Standard">
      <style:text-properties style:font-name="Trebuchet MS"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0000" style:font-name="Trebuchet MS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rebuchet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ourier New" fo:font-style="normal" style:font-style-asian="normal" style:font-style-complex="normal"/>
    </style:style>
    <style:style style:name="T9" style:family="text">
      <style:text-properties style:font-name="Trebuchet MS"/>
    </style:style>
    <style:style style:name="T10" style:family="text">
      <style:text-properties style:font-name="Trebuchet MS"/>
    </style:style>
    <style:style style:name="T11" style:family="text">
      <style:text-properties fo:font-weight="bold"/>
    </style:style>
    <style:style style:name="T12" style:family="text">
      <style:text-properties style:font-name="Trebuchet MS" fo:font-style="italic" style:font-style-asian="italic" style:font-style-complex="italic"/>
    </style:style>
    <style:style style:name="T13" style:family="text">
      <style:text-properties style:font-name="Trebuchet MS" fo:font-style="normal" style:font-style-asian="normal" style:font-style-complex="normal"/>
    </style:style>
    <style:style style:name="T14" style:family="text">
      <style:text-properties style:font-name="Trebuchet MS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lore Programming Guidelines</text:p>
      <text:p text:style-name="P1"/>
      <text:p text:style-name="P2">1. SVN Repository</text:p>
      <text:p text:style-name="P3">Repository location</text:p>
      <text:p text:style-name="P4"><text:tab/><text:span text:style-name="T1">Plantlore SVN repository is located at BerliOS [</text:span><text:a xlink:type="simple" xlink:href="http://www.berlios.de/"><text:span text:style-name="T2">www.berlios.de</text:span></text:a><text:span text:style-name="T1">]</text:span></text:p>
      <text:p text:style-name="P5"/>
      <text:p text:style-name="P3">Repository structure</text:p>
      <text:p text:style-name="P5"><text:tab/>Repository contains sources as well as other documents and materials used for development. This is the current structure of folders in the repository:</text:p>
      <text:list text:style-name="L1">
        <text:list-item>
          <text:p text:style-name="P6"><text:span text:style-name="T3">analysis</text:span> - contains all files specifying how Plantlore should work</text:p>
          <text:list>
            <text:list-item>
              <text:p text:style-name="P6"><text:span text:style-name="T3">BioCASE</text:span> – Information about BioCASE provider software</text:p>
            </text:list-item>
            <text:list-item>
              <text:p text:style-name="P6"><text:span text:style-name="T3">Database</text:span> – Database model and DB related stuff</text:p>
            </text:list-item>
            <text:list-item>
              <text:p text:style-name="P6"><text:span text:style-name="T3">Examples</text:span> – various examples (mostly java sources)</text:p>
            </text:list-item>
          </text:list>
        </text:list-item>
        <text:list-item>
          <text:p text:style-name="P6"><text:span text:style-name="T3">documentation</text:span> - contains all documents saying how Plantlore work</text:p>
        </text:list-item>
        <text:list-item>
          <text:p text:style-name="P6"><text:span text:style-name="T3">src</text:span> - contains Plantlore Java sources</text:p>
        </text:list-item>
        <text:list-item>
          <text:p text:style-name="P6"><text:span text:style-name="T3">test</text:span> - contains JUnit tests for classes in src directory</text:p>
        </text:list-item>
        <text:list-item>
          <text:p text:style-name="P6"><text:span text:style-name="T3">lib</text:span> - contains all libraries used by Plantlore </text:p>
        </text:list-item>
      </text:list>
      <text:p text:style-name="P5"/>
      <text:p text:style-name="P3">Using Plantlore Repository</text:p>
      <text:p text:style-name="P7"><text:span text:style-name="T4"><text:tab/>General information about using CVS can be found at [</text:span><text:span text:style-name="T5">here be dragons</text:span><text:span text:style-name="T4">]. To get fresh version of the sources and other Plantlore related documents, use “</text:span><text:span text:style-name="T6">svn checkout</text:span><text:span text:style-name="T7"> </text:span><text:span text:style-name="T8">svn://svn.berlios.de/plantlore/trunk plantlore</text:span><text:span text:style-name="T4">”. In order to receive SVN commit notifications, join </text:span><text:a xlink:type="simple" xlink:href="mailto:plantlore-dev@lists.berlios.de"><text:span text:style-name="T9">plantlore-dev@lists.berlios.de</text:span></text:a><text:span text:style-name="T10"> mailing list. This list is used for general development discussion as well. </text:span><text:span text:style-name="T4">This is the list of Plantlore specific rules for using SVN:</text:span></text:p>
      <text:list text:style-name="L2">
        <text:list-item>
          <text:p text:style-name="P8">When adding or committing files, always include appropriate description of what changes were made.</text:p>
        </text:list-item>
        <text:list-item>
          <text:p text:style-name="P8">Always commit any changes to the HEAD branch.</text:p>
        </text:list-item>
        <text:list-item>
          <text:p text:style-name="P9"><text:span text:style-name="T4">In case of any questions, contact the “Repository manager” Jakub at </text:span><text:a xlink:type="simple" xlink:href="https://developer.berlios.de/sendmessage.php?touser=24547"><text:span text:style-name="T11">fraktalek@users.berlios.de</text:span></text:a> </text:p>
        </text:list-item>
      </text:list>
      <text:p text:style-name="P4"/>
      <text:p text:style-name="P2">2. Source Code Style Guidelines</text:p>
      <text:p text:style-name="P10"/>
      <text:p text:style-name="Standard"><text:span text:style-name="T10"><text:tab/>Source code should conform to the </text:span><text:span text:style-name="T12">Java Coding Style Guide w</text:span><text:span text:style-name="T13">hich can be found at </text:span><text:a xlink:type="simple" xlink:href="http://www.sun.com/software/sundev/whitepapers/java-style.pdf"><text:span text:style-name="T14">http://www.sun.com/software/sundev/whitepapers/java-style.pdf</text:span></text:a><text:span text:style-name="T13">. Please read (or at least skim through) this document before writing or modifying Plantlore source code. </text:span></text:p>
      <text:p text:style-name="P11">This file contains selection of the most important rules from the document as well as Plantlore specific rules.</text:p>
      <text:p text:style-name="P11"/>
      <text:p text:style-name="P12">1. Source file style</text:p>
      <text:p text:style-name="P13"/>
      <text:list text:style-name="L3">
        <text:list-item>
          <text:p text:style-name="P14"><text:span text:style-name="T3">File name<text:tab/><text:tab/><text:tab/></text:span>First character of each word capitalized</text:p>
        </text:list-item>
      </text:list>
      <text:p text:style-name="P11"><text:tab/><text:tab/><text:tab/><text:tab/><text:tab/>No whitespaces or special characters in the file name</text:p>
      <text:p text:style-name="P11"><text:tab/><text:tab/><text:tab/><text:tab/><text:tab/>File extension: .java</text:p>
      <text:list text:style-name="L4">
        <text:list-item>
          <text:p text:style-name="P15"><text:span text:style-name="T3">Character encoding</text:span><text:tab/><text:tab/>UTF8 (Unicode)</text:p>
        </text:list-item>
        <text:list-item>
          <text:p text:style-name="P15"><text:span text:style-name="T3">Language<text:tab/></text:span><text:tab/><text:tab/>English</text:p>
        </text:list-item>
        <text:list-item>
          <text:p text:style-name="P15"><text:span text:style-name="T3">File size</text:span><text:tab/><text:tab/><text:tab/>Less than 2000 lines</text:p>
        </text:list-item>
        <text:list-item>
          <text:p text:style-name="P15"><text:span text:style-name="T3">Indentation size</text:span><text:tab/><text:tab/>4 characters</text:p>
        </text:list-item>
        <text:list-item>
          <text:p text:style-name="P16">Special characters<text:tab/><text:tab/><text:span text:style-name="T15">(Such as greek alphabet ;-) Not forbidden but not <text:tab/><text:tab/><text:tab/><text:tab/><text:tab/><text:tab/>recommended.</text:span></text:p>
        </text:list-item>
      </text:list>
      <text:p text:style-name="P11"/>
      <text:p text:style-name="P12">2. Naming conventions</text:p>
      <text:p text:style-name="P17"/>
      <text:list text:style-name="L5">
        <text:list-item>
          <text:p text:style-name="P18"><text:span text:style-name="T3">Packages – </text:span>net.sf.plantlore.&lt;package&gt;.&lt;subpackage&gt;...; Current package structure:</text:p>
          <text:list>
            <text:list-item>
              <text:p text:style-name="P18">net.sf.plantlore.client – sources for the GUI client application</text:p>
            </text:list-item>
            <text:list-item>
              <text:p text:style-name="P18">net.sf.plantlore.server – sources for server-side application</text:p>
            </text:list-item>
            <text:list-item>
              <text:p text:style-name="P18">net.sf.plantlore.common – common classes used by many other parts of application. </text:p>
            </text:list-item>
            <text:list-item>
              <text:p text:style-name="P18">net.sf.plantlore.l10n – common classes and resources for localization</text:p>
            </text:list-item>
          </text:list>
        </text:list-item>
        <text:list-item>
          <text:p text:style-name="P18"><text:span text:style-name="T3">Class/interface - </text:span>First character of each word capitalized, no underscores. When creating MVC pattern, append “View” / “Ctrl” to the name of the class representing view <text:s/>/ controller. In case of model there's no need to append anything. Example:</text:p>
        </text:list-item>
      </text:list>
      <text:list text:style-name="L6">
        <text:list-item>
          <text:p text:style-name="P19">AuthorManager.java<text:tab/><text:tab/><text:tab/>- Model of the Author manager MVC.</text:p>
        </text:list-item>
        <text:list-item>
          <text:p text:style-name="P19">AuthorManagerView.java<text:tab/><text:tab/>- View of the Author manager MVC.</text:p>
        </text:list-item>
        <text:list-item>
          <text:p text:style-name="P19">AuthorManagerCtrl.java<text:tab/><text:tab/>- Controller of the Author manager MVC.</text:p>
          <text:list>
            <text:list-item>
              <text:p text:style-name="P20"><text:span text:style-name="T3">Methods - </text:span>Each but first character of every word capitalized. Should be imperative verbs or verb phrases. Should describe function as much as possible</text:p>
            </text:list-item>
            <text:list-item>
              <text:p text:style-name="P20"><text:span text:style-name="T3">Fields</text:span><text:tab/>- Each but first character of every word capitalized</text:p>
            </text:list-item>
            <text:list-item>
              <text:p text:style-name="P20"><text:span text:style-name="T3">Constants (static final) - </text:span>All upper-case</text:p>
            </text:list-item>
          </text:list>
        </text:list-item>
      </text:list>
      <text:p text:style-name="P21"/>
      <text:p text:style-name="P22">3. Comments</text:p>
      <text:p text:style-name="P23"/>
      <text:p text:style-name="P21">To be removed comments should start with: XXX, e.g. // XXX: This is to be removed</text:p>
      <text:p text:style-name="P21">Parts where something is to be done before releasing should start with: TODO</text:p>
      <text:p text:style-name="P21"/>
      <text:p text:style-name="P22">4. Miscelaneous </text:p>
      <text:p text:style-name="P23"/>
      <text:p text:style-name="P21">Do not use import wildcards (java.util.*). Always import only required class.</text:p>
      <text:p text:style-name="P21"/>
      <text:p text:style-name="P22">5. JavaDoc</text:p>
      <text:p text:style-name="P23"/>
      <text:p text:style-name="Standard"><text:span text:style-name="T10">For a full description of JavaDoc guidelines see </text:span><text:a xlink:type="simple" xlink:href="http://java.sun.com/j2se/javadoc/writingdoccomments/index.html"><text:span text:style-name="T9">http://java.sun.com/j2se/javadoc/writingdoccomments/index.html</text:span></text:a><text:span text:style-name="T10">. Plantlore source code should conform to the rules and recommendations in this document.</text:span></text:p>
      <text:p text:style-name="P21"/>
      <text:p text:style-name="P24">Tags that should always be used (if applicable)</text:p>
      <text:section text:style-name="Sect1" text:name="Section1">
        <text:p text:style-name="P21">@param<text:tab/><text:tab/></text:p>
        <text:p text:style-name="P21">@return<text:tab/><text:tab/></text:p>
        <text:p text:style-name="P21">@throws</text:p>
        <text:p text:style-name="P21">@author</text:p>
        <text:p text:style-name="P21">@version</text:p>
        <text:p text:style-name="P21">@see</text:p>
        <text:p text:style-name="P21">@since</text:p>
        <text:p text:style-name="P21"/>
      </text:section>
      <text:p text:style-name="P24"/>
      <text:p text:style-name="P24">How to write tag comments:</text:p>
      <text:p text:style-name="P21">@author<text:tab/><text:tab/>Full name of the author</text:p>
      <text:p text:style-name="P21">@version<text:tab/><text:tab/></text:p>
      <text:p text:style-name="P21">@throws<text:tab/><text:tab/>All checked exceptions (method declaration contains keyword throws)</text:p>
      <text:p text:style-name="P21"><text:tab/><text:tab/><text:tab/>Unchecked exceptions that caller might want to catch</text:p>
      <text:p text:style-name="P21">@since<text:tab/><text:tab/>Plantlore version in which the feature was first implemen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3cm" fo:margin-bottom="1.3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Tomáš Kovařík</meta:initial-creator>
    <meta:creation-date>2006-01-05T23:53:19</meta:creation-date>
    <dc:creator>Tomáš Kovařík</dc:creator>
    <dc:date>2006-01-27T07:45:36</dc:date>
    <dc:language>en-US</dc:language>
    <meta:editing-cycles>10</meta:editing-cycles>
    <meta:editing-duration>PT15H3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5" meta:word-count="576" meta:character-count="4046"/>
  </office:meta>
</office:document-meta>
</file>